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2.71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c000"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t_grupo" table:style-name="ta1" table:print="false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ombr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ldPla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epeche Mode</text:p>
          </table:table-cell>
        </table:table-row>
      </table:table>
      <table:table table:name="t_integrante" table:style-name="ta1" table:print="false">
        <table:table-column table:style-name="co1" table:default-cell-style-name="ce5"/>
        <table:table-column table:style-name="co1" table:default-cell-style-name="ce6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ombr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nny Buckla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ris Marti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uy Berryma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il Harve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es.wikipedia.org/wiki/Will_Champion">Will Champion</text:a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an Wilder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drew Fletch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ve Gaha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rtin Gor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ince Clarke</text:p>
          </table:table-cell>
        </table:table-row>
      </table:table>
      <table:table table:name="t_instrumento" table:style-name="ta1" table:print="false">
        <table:table-column table:style-name="co2" table:default-cell-style-name="Default"/>
        <table:table-column table:style-name="co1" table:default-cell-style-name="Default"/>
        <table:table-row table:style-name="ro3">
          <table:table-cell table:style-name="ce7" office:value-type="string">
            <text:p>id_instrumento</text:p>
          </table:table-cell>
          <table:table-cell table:style-name="ce7" office:value-type="string">
            <text:p>nombr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uitarra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antante</text:p>
          </table:table-cell>
        </table:table-row>
      </table:table>
      <table:table table:name="t_rol" table:style-name="ta1" table:print="false">
        <table:table-column table:style-name="co1" table:number-columns-repeated="2" table:default-cell-style-name="Default"/>
        <table:table-row table:style-name="ro3">
          <table:table-cell table:style-name="ce7" office:value-type="string">
            <text:p>id_rol</text:p>
          </table:table-cell>
          <table:table-cell table:style-name="ce7" office:value-type="string">
            <text:p>nombr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guitarrista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ajista</text:p>
          </table:table-cell>
        </table:table-row>
      </table:table>
      <table:table table:name="t_rel_grupo_integrante_rol_instrumento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id_grupo</text:p>
          </table:table-cell>
          <table:table-cell office:value-type="string">
            <text:p>id_integrante</text:p>
          </table:table-cell>
          <table:table-cell office:value-type="string">
            <text:p>id_instrumento</text:p>
          </table:table-cell>
          <table:table-cell office:value-type="string">
            <text:p>id_rol</text:p>
          </table:table-cell>
        </table:table-row>
        <table:table-row table:style-name="ro3">
          <table:table-cell table:number-columns-repeated="4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t_rel_grupo_integrante" table:style-name="ta1" table:print="false">
        <table:table-column table:style-name="co1" table:number-columns-repeated="2" table:default-cell-style-name="ce5"/>
        <table:table-row table:style-name="ro3">
          <table:table-cell table:style-name="ce7" office:value-type="string">
            <text:p>cod_grupo</text:p>
          </table:table-cell>
          <table:table-cell table:style-name="ce7" office:value-type="string">
            <text:p>cod_miembro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2">02/07/2025</text:date>, <text:time>14:4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8S</meta:editing-duration>
    <meta:editing-cycles>4</meta:editing-cycles>
    <meta:generator>OpenOffice/4.1.15$Win32 OpenOffice.org_project/4115m2$Build-9813</meta:generator>
    <dc:date>2025-07-02T14:43:55</dc:date>
    <dc:creator>Juan Lorenzo Corral Moreno</dc:creator>
    <meta:document-statistic meta:table-count="6" meta:cell-count="80" meta:object-count="0"/>
    <meta:user-defined meta:name="Info 1"/>
    <meta:user-defined meta:name="Info 2"/>
    <meta:user-defined meta:name="Info 3"/>
    <meta:user-defined meta:name="Info 4"/>
  </office:meta>
</office:document-meta>
</file>